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alidation" table:style-name="ta1">
        <table:shapes>
          <draw:frame draw:z-index="0" draw:style-name="gr1" draw:text-style-name="P1" svg:width="160.15mm" svg:height="90.01mm" svg:x="72.51mm" svg:y="3.45mm">
            <draw:object draw:notify-on-update-of-ranges="validation.A1:validation.A1 validation.A2:validation.A200 validation.B1:validation.B1 validation.B2:validation.B200 validation.C1:validation.C1 validation.C2:validation.C200 validation.D1:validation.D1 validation.D2:validation.D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ight_alone</text:p>
          </table:table-cell>
          <table:table-cell office:value-type="string" calcext:value-type="string">
            <text:p>right_group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4T22:47:50.289778025</dc:date>
    <dc:creator>JayJah </dc:creator>
    <meta:editing-duration>PT13M18S</meta:editing-duration>
    <meta:editing-cycles>1</meta:editing-cycles>
    <meta:document-statistic meta:table-count="1" meta:cell-count="80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line" chart:style-name="ch1">
        <chart:title svg:x="5.226cm" svg:y="0.315cm" chart:style-name="ch2">
          <text:p>Auswertung für den k Wert</text:p>
        </chart:title>
        <chart:subtitle svg:x="2.121cm" svg:y="1.316cm" chart:style-name="ch3">
          <text:p>Für einen k Wert, gibt es eine Anzahl an richtig qualifizierten Fischen</text:p>
        </chart:subtitle>
        <chart:legend chart:legend-position="end" svg:x="12.835cm" svg:y="3.653cm" style:legend-expansion="high" chart:style-name="ch4"/>
        <chart:plot-area chart:style-name="ch5" table:cell-range-address="validation.A1:validation.D200" chart:data-source-has-labels="both" svg:x="1.324cm" svg:y="2.183cm" svg:width="11.191cm" svg:height="5.665cm">
          <chartooo:coordinate-region svg:x="2.187cm" svg:y="2.338cm" svg:width="10.328cm" svg:height="4.397cm"/>
          <chart:axis chart:dimension="x" chart:name="primary-x" chart:style-name="ch6" chartooo:axis-type="auto">
            <chartooo:date-scale/>
            <chart:title svg:x="6.306cm" svg:y="8.029cm" chart:style-name="ch7">
              <text:p>k-Werte</text:p>
            </chart:title>
            <chart:categories table:cell-range-address="validation.A2:validation.A200"/>
          </chart:axis>
          <chart:axis chart:dimension="y" chart:name="primary-y" chart:style-name="ch6">
            <chart:title svg:x="0.451cm" svg:y="7.476cm" chart:style-name="ch8">
              <text:p>Anzahl richtig qualifizierter Fische</text:p>
            </chart:title>
            <chart:grid chart:style-name="ch9" chart:class="major"/>
          </chart:axis>
          <chart:series chart:style-name="ch10" chart:values-cell-range-address="validation.B2:validation.B200" chart:label-cell-address="validation.B1:validation.B1" chart:class="chart:line">
            <chart:data-point chart:repeated="199"/>
          </chart:series>
          <chart:series chart:style-name="ch11" chart:values-cell-range-address="validation.C2:validation.C200" chart:label-cell-address="validation.C1:validation.C1" chart:class="chart:line">
            <chart:data-point chart:repeated="199"/>
          </chart:series>
          <chart:series chart:style-name="ch12" chart:values-cell-range-address="validation.D2:validation.D200" chart:label-cell-address="validation.D1:validation.D1" chart:class="chart:line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_alone</text:p>
                <draw:g>
                  <svg:desc>validation.B1:validation.B1</svg:desc>
                </draw:g>
              </table:table-cell>
              <table:table-cell office:value-type="string">
                <text:p>right_group</text:p>
                <draw:g>
                  <svg:desc>validation.C1:validation.C1</svg:desc>
                </draw:g>
              </table:table-cell>
              <table:table-cell office:value-type="string">
                <text:p>sum</text:p>
                <draw:g>
                  <svg:desc>validation.D1:valid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validation.A2:validation.A200</svg:desc>
                </draw:g>
              </table:table-cell>
              <table:table-cell office:value-type="float" office:value="37">
                <text:p>37</text:p>
                <draw:g>
                  <svg:desc>validation.B2:validation.B200</svg:desc>
                </draw:g>
              </table:table-cell>
              <table:table-cell office:value-type="float" office:value="46">
                <text:p>46</text:p>
                <draw:g>
                  <svg:desc>validation.C2:validation.C200</svg:desc>
                </draw:g>
              </table:table-cell>
              <table:table-cell office:value-type="float" office:value="83">
                <text:p>83</text:p>
                <draw:g>
                  <svg:desc>validation.D2:validation.D200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.6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.7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.8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.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.1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.4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.6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.7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.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.9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.0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.1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.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.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.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.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.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.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.9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.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.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.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.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.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.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.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.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.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.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.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.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.4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.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4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6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7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.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.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.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.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.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.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.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.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.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.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.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.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.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.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.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.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.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.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.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.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